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5.03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33.9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37"/>
    <style:style style:name="ce3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JOURNAL" table:style-name="ta1">
        <table:shapes>
          <draw:frame draw:z-index="0" draw:style-name="gr1" draw:text-style-name="P1" svg:width="315.17mm" svg:height="146.9mm" svg:x="165.68mm" svg:y="7.97mm">
            <draw:object draw:notify-on-update-of-ranges="JOURNAL.I3:JOURNAL.I42 JOURNAL.H2:JOURNAL.H2 JOURNAL.H3:JOURNAL.H42 JOURNAL.I3:JOURNAL.I42 JOURNAL.G2:JOURNAL.G2 JOURNAL.G3:JOURNAL.G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2"/>
        <table:table-column table:style-name="co7" table:default-cell-style-name="ce3"/>
        <table:table-column table:style-name="co8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date+temp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empérature intérieur</text:p>
          </table:table-cell>
          <table:table-cell office:value-type="string" calcext:value-type="string">
            <text:p>température extérieur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31.88" calcext:value-type="float">
            <text:p>31.88</text:p>
          </table:table-cell>
          <table:table-cell office:value-type="float" office:value="18" calcext:value-type="float">
            <text:p>18</text:p>
          </table:table-cell>
          <table:table-cell table:formula="of:=[.J3]+[.K3]" office:value-type="date" office:date-value="2016-06-14T09:48:34" calcext:value-type="date">
            <text:p>14/06/16 09:48</text:p>
          </table:table-cell>
          <table:table-cell table:formula="of:=DATE([.A3:.A42];[.B3:.B42];[.C3:.C42])" office:value-type="date" office:date-value="2016-06-14" calcext:value-type="date">
            <text:p>14/06/16</text:p>
          </table:table-cell>
          <table:table-cell table:formula="of:=TIME([.D3:.D42];[.E3:.E42];[.F3:.F42])" office:value-type="time" office:time-value="PT09H48M34S" calcext:value-type="time">
            <text:p>09:48:3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33.06" calcext:value-type="float">
            <text:p>33.06</text:p>
          </table:table-cell>
          <table:table-cell office:value-type="float" office:value="17.13" calcext:value-type="float">
            <text:p>17.13</text:p>
          </table:table-cell>
          <table:table-cell table:formula="of:=[.J4]+[.K4]" office:value-type="date" office:date-value="2016-06-14T09:58:33" calcext:value-type="date">
            <text:p>14/06/16 09:58</text:p>
          </table:table-cell>
          <table:table-cell table:formula="of:=DATE([.A4:.A43];[.B4:.B43];[.C4:.C43])" office:value-type="date" office:date-value="2016-06-14" calcext:value-type="date">
            <text:p>14/06/16</text:p>
          </table:table-cell>
          <table:table-cell table:formula="of:=TIME([.D4:.D43];[.E4:.E43];[.F4:.F43])" office:value-type="time" office:time-value="PT09H58M33S" calcext:value-type="time">
            <text:p>09:58: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2.69" calcext:value-type="float">
            <text:p>32.69</text:p>
          </table:table-cell>
          <table:table-cell office:value-type="float" office:value="17.38" calcext:value-type="float">
            <text:p>17.38</text:p>
          </table:table-cell>
          <table:table-cell table:formula="of:=[.J5]+[.K5]" office:value-type="date" office:date-value="2016-06-14T10:08:33" calcext:value-type="date">
            <text:p>14/06/16 10:08</text:p>
          </table:table-cell>
          <table:table-cell table:formula="of:=DATE([.A5:.A44];[.B5:.B44];[.C5:.C44])" office:value-type="date" office:date-value="2016-06-14" calcext:value-type="date">
            <text:p>14/06/16</text:p>
          </table:table-cell>
          <table:table-cell table:formula="of:=TIME([.D5:.D44];[.E5:.E44];[.F5:.F44])" office:value-type="time" office:time-value="PT10H08M33S" calcext:value-type="time">
            <text:p>10:08: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.69" calcext:value-type="float">
            <text:p>32.69</text:p>
          </table:table-cell>
          <table:table-cell office:value-type="float" office:value="17.5" calcext:value-type="float">
            <text:p>17.5</text:p>
          </table:table-cell>
          <table:table-cell table:formula="of:=[.J6]+[.K6]" office:value-type="date" office:date-value="2016-06-14T10:18:33" calcext:value-type="date">
            <text:p>14/06/16 10:18</text:p>
          </table:table-cell>
          <table:table-cell table:formula="of:=DATE([.A6:.A45];[.B6:.B45];[.C6:.C45])" office:value-type="date" office:date-value="2016-06-14" calcext:value-type="date">
            <text:p>14/06/16</text:p>
          </table:table-cell>
          <table:table-cell table:formula="of:=TIME([.D6:.D45];[.E6:.E45];[.F6:.F45])" office:value-type="time" office:time-value="PT10H18M33S" calcext:value-type="time">
            <text:p>10:18:3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.31" calcext:value-type="float">
            <text:p>33.31</text:p>
          </table:table-cell>
          <table:table-cell office:value-type="float" office:value="17" calcext:value-type="float">
            <text:p>17</text:p>
          </table:table-cell>
          <table:table-cell table:formula="of:=[.J7]+[.K7]" office:value-type="date" office:date-value="2016-06-14T10:28:32" calcext:value-type="date">
            <text:p>14/06/16 10:28</text:p>
          </table:table-cell>
          <table:table-cell table:formula="of:=DATE([.A7:.A46];[.B7:.B46];[.C7:.C46])" office:value-type="date" office:date-value="2016-06-14" calcext:value-type="date">
            <text:p>14/06/16</text:p>
          </table:table-cell>
          <table:table-cell table:formula="of:=TIME([.D7:.D46];[.E7:.E46];[.F7:.F46])" office:value-type="time" office:time-value="PT10H28M32S" calcext:value-type="time">
            <text:p>10:28:3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7.06" calcext:value-type="float">
            <text:p>17.06</text:p>
          </table:table-cell>
          <table:table-cell table:formula="of:=[.J8]+[.K8]" office:value-type="date" office:date-value="2016-06-14T10:38:32" calcext:value-type="date">
            <text:p>14/06/16 10:38</text:p>
          </table:table-cell>
          <table:table-cell table:formula="of:=DATE([.A8:.A47];[.B8:.B47];[.C8:.C47])" office:value-type="date" office:date-value="2016-06-14" calcext:value-type="date">
            <text:p>14/06/16</text:p>
          </table:table-cell>
          <table:table-cell table:formula="of:=TIME([.D8:.D47];[.E8:.E47];[.F8:.F47])" office:value-type="time" office:time-value="PT10H38M32S" calcext:value-type="time">
            <text:p>10:38:3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33.94" calcext:value-type="float">
            <text:p>33.94</text:p>
          </table:table-cell>
          <table:table-cell office:value-type="float" office:value="15.94" calcext:value-type="float">
            <text:p>15.94</text:p>
          </table:table-cell>
          <table:table-cell table:formula="of:=[.J9]+[.K9]" office:value-type="date" office:date-value="2016-06-14T10:48:32" calcext:value-type="date">
            <text:p>14/06/16 10:48</text:p>
          </table:table-cell>
          <table:table-cell table:formula="of:=DATE([.A9:.A48];[.B9:.B48];[.C9:.C48])" office:value-type="date" office:date-value="2016-06-14" calcext:value-type="date">
            <text:p>14/06/16</text:p>
          </table:table-cell>
          <table:table-cell table:formula="of:=TIME([.D9:.D48];[.E9:.E48];[.F9:.F48])" office:value-type="time" office:time-value="PT10H48M32S" calcext:value-type="time">
            <text:p>10:48:3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33.56" calcext:value-type="float">
            <text:p>33.56</text:p>
          </table:table-cell>
          <table:table-cell office:value-type="float" office:value="16.81" calcext:value-type="float">
            <text:p>16.81</text:p>
          </table:table-cell>
          <table:table-cell table:formula="of:=[.J10]+[.K10]" office:value-type="date" office:date-value="2016-06-14T10:58:32" calcext:value-type="date">
            <text:p>14/06/16 10:58</text:p>
          </table:table-cell>
          <table:table-cell table:formula="of:=DATE([.A10:.A49];[.B10:.B49];[.C10:.C49])" office:value-type="date" office:date-value="2016-06-14" calcext:value-type="date">
            <text:p>14/06/16</text:p>
          </table:table-cell>
          <table:table-cell table:formula="of:=TIME([.D10:.D49];[.E10:.E49];[.F10:.F49])" office:value-type="time" office:time-value="PT10H58M32S" calcext:value-type="time">
            <text:p>10:58:32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33.06" calcext:value-type="float">
            <text:p>33.06</text:p>
          </table:table-cell>
          <table:table-cell office:value-type="float" office:value="18.94" calcext:value-type="float">
            <text:p>18.94</text:p>
          </table:table-cell>
          <table:table-cell table:formula="of:=[.J11]+[.K11]" office:value-type="date" office:date-value="2016-06-14T11:08:31" calcext:value-type="date">
            <text:p>14/06/16 11:08</text:p>
          </table:table-cell>
          <table:table-cell table:formula="of:=DATE([.A11:.A50];[.B11:.B50];[.C11:.C50])" office:value-type="date" office:date-value="2016-06-14" calcext:value-type="date">
            <text:p>14/06/16</text:p>
          </table:table-cell>
          <table:table-cell table:formula="of:=TIME([.D11:.D50];[.E11:.E50];[.F11:.F50])" office:value-type="time" office:time-value="PT11H08M31S" calcext:value-type="time">
            <text:p>11:08:3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.31" calcext:value-type="float">
            <text:p>33.31</text:p>
          </table:table-cell>
          <table:table-cell office:value-type="float" office:value="20.19" calcext:value-type="float">
            <text:p>20.19</text:p>
          </table:table-cell>
          <table:table-cell table:formula="of:=[.J12]+[.K12]" office:value-type="date" office:date-value="2016-06-14T11:18:31" calcext:value-type="date">
            <text:p>14/06/16 11:18</text:p>
          </table:table-cell>
          <table:table-cell table:formula="of:=DATE([.A12:.A51];[.B12:.B51];[.C12:.C51])" office:value-type="date" office:date-value="2016-06-14" calcext:value-type="date">
            <text:p>14/06/16</text:p>
          </table:table-cell>
          <table:table-cell table:formula="of:=TIME([.D12:.D51];[.E12:.E51];[.F12:.F51])" office:value-type="time" office:time-value="PT11H18M31S" calcext:value-type="time">
            <text:p>11:18:3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.94" calcext:value-type="float">
            <text:p>33.94</text:p>
          </table:table-cell>
          <table:table-cell office:value-type="float" office:value="21.06" calcext:value-type="float">
            <text:p>21.06</text:p>
          </table:table-cell>
          <table:table-cell table:formula="of:=[.J13]+[.K13]" office:value-type="date" office:date-value="2016-06-14T11:28:31" calcext:value-type="date">
            <text:p>14/06/16 11:28</text:p>
          </table:table-cell>
          <table:table-cell table:formula="of:=DATE([.A13:.A52];[.B13:.B52];[.C13:.C52])" office:value-type="date" office:date-value="2016-06-14" calcext:value-type="date">
            <text:p>14/06/16</text:p>
          </table:table-cell>
          <table:table-cell table:formula="of:=TIME([.D13:.D52];[.E13:.E52];[.F13:.F52])" office:value-type="time" office:time-value="PT11H28M31S" calcext:value-type="time">
            <text:p>11:28:31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.75" calcext:value-type="float">
            <text:p>34.75</text:p>
          </table:table-cell>
          <table:table-cell office:value-type="float" office:value="20.88" calcext:value-type="float">
            <text:p>20.88</text:p>
          </table:table-cell>
          <table:table-cell table:formula="of:=[.J14]+[.K14]" office:value-type="date" office:date-value="2016-06-14T11:38:30" calcext:value-type="date">
            <text:p>14/06/16 11:38</text:p>
          </table:table-cell>
          <table:table-cell table:formula="of:=DATE([.A14:.A53];[.B14:.B53];[.C14:.C53])" office:value-type="date" office:date-value="2016-06-14" calcext:value-type="date">
            <text:p>14/06/16</text:p>
          </table:table-cell>
          <table:table-cell table:formula="of:=TIME([.D14:.D53];[.E14:.E53];[.F14:.F53])" office:value-type="time" office:time-value="PT11H38M30S" calcext:value-type="time">
            <text:p>11:38:3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0.38" calcext:value-type="float">
            <text:p>20.38</text:p>
          </table:table-cell>
          <table:table-cell table:formula="of:=[.J15]+[.K15]" office:value-type="date" office:date-value="2016-06-14T11:48:30" calcext:value-type="date">
            <text:p>14/06/16 11:48</text:p>
          </table:table-cell>
          <table:table-cell table:formula="of:=DATE([.A15:.A54];[.B15:.B54];[.C15:.C54])" office:value-type="date" office:date-value="2016-06-14" calcext:value-type="date">
            <text:p>14/06/16</text:p>
          </table:table-cell>
          <table:table-cell table:formula="of:=TIME([.D15:.D54];[.E15:.E54];[.F15:.F54])" office:value-type="time" office:time-value="PT11H48M30S" calcext:value-type="time">
            <text:p>11:48:3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3.38" calcext:value-type="float">
            <text:p>33.38</text:p>
          </table:table-cell>
          <table:table-cell office:value-type="float" office:value="18.5" calcext:value-type="float">
            <text:p>18.5</text:p>
          </table:table-cell>
          <table:table-cell table:formula="of:=[.J16]+[.K16]" office:value-type="date" office:date-value="2016-06-14T11:58:30" calcext:value-type="date">
            <text:p>14/06/16 11:58</text:p>
          </table:table-cell>
          <table:table-cell table:formula="of:=DATE([.A16:.A55];[.B16:.B55];[.C16:.C55])" office:value-type="date" office:date-value="2016-06-14" calcext:value-type="date">
            <text:p>14/06/16</text:p>
          </table:table-cell>
          <table:table-cell table:formula="of:=TIME([.D16:.D55];[.E16:.E55];[.F16:.F55])" office:value-type="time" office:time-value="PT11H58M30S" calcext:value-type="time">
            <text:p>11:58:3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3.44" calcext:value-type="float">
            <text:p>33.44</text:p>
          </table:table-cell>
          <table:table-cell office:value-type="float" office:value="18" calcext:value-type="float">
            <text:p>18</text:p>
          </table:table-cell>
          <table:table-cell table:formula="of:=[.J17]+[.K17]" office:value-type="date" office:date-value="2016-06-14T12:08:30" calcext:value-type="date">
            <text:p>14/06/16 12:08</text:p>
          </table:table-cell>
          <table:table-cell table:formula="of:=DATE([.A17:.A56];[.B17:.B56];[.C17:.C56])" office:value-type="date" office:date-value="2016-06-14" calcext:value-type="date">
            <text:p>14/06/16</text:p>
          </table:table-cell>
          <table:table-cell table:formula="of:=TIME([.D17:.D56];[.E17:.E56];[.F17:.F56])" office:value-type="time" office:time-value="PT12H08M30S" calcext:value-type="time">
            <text:p>12:08:30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3.44" calcext:value-type="float">
            <text:p>33.44</text:p>
          </table:table-cell>
          <table:table-cell office:value-type="float" office:value="18.31" calcext:value-type="float">
            <text:p>18.31</text:p>
          </table:table-cell>
          <table:table-cell table:formula="of:=[.J18]+[.K18]" office:value-type="date" office:date-value="2016-06-14T12:18:29" calcext:value-type="date">
            <text:p>14/06/16 12:18</text:p>
          </table:table-cell>
          <table:table-cell table:formula="of:=DATE([.A18:.A57];[.B18:.B57];[.C18:.C57])" office:value-type="date" office:date-value="2016-06-14" calcext:value-type="date">
            <text:p>14/06/16</text:p>
          </table:table-cell>
          <table:table-cell table:formula="of:=TIME([.D18:.D57];[.E18:.E57];[.F18:.F57])" office:value-type="time" office:time-value="PT12H18M29S" calcext:value-type="time">
            <text:p>12:18:2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.56" calcext:value-type="float">
            <text:p>33.56</text:p>
          </table:table-cell>
          <table:table-cell office:value-type="float" office:value="18" calcext:value-type="float">
            <text:p>18</text:p>
          </table:table-cell>
          <table:table-cell table:formula="of:=[.J19]+[.K19]" office:value-type="date" office:date-value="2016-06-14T12:28:29" calcext:value-type="date">
            <text:p>14/06/16 12:28</text:p>
          </table:table-cell>
          <table:table-cell table:formula="of:=DATE([.A19:.A58];[.B19:.B58];[.C19:.C58])" office:value-type="date" office:date-value="2016-06-14" calcext:value-type="date">
            <text:p>14/06/16</text:p>
          </table:table-cell>
          <table:table-cell table:formula="of:=TIME([.D19:.D58];[.E19:.E58];[.F19:.F58])" office:value-type="time" office:time-value="PT12H28M29S" calcext:value-type="time">
            <text:p>12:28:2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3.31" calcext:value-type="float">
            <text:p>33.31</text:p>
          </table:table-cell>
          <table:table-cell office:value-type="float" office:value="18.75" calcext:value-type="float">
            <text:p>18.75</text:p>
          </table:table-cell>
          <table:table-cell table:formula="of:=[.J20]+[.K20]" office:value-type="date" office:date-value="2016-06-14T12:38:29" calcext:value-type="date">
            <text:p>14/06/16 12:38</text:p>
          </table:table-cell>
          <table:table-cell table:formula="of:=DATE([.A20:.A59];[.B20:.B59];[.C20:.C59])" office:value-type="date" office:date-value="2016-06-14" calcext:value-type="date">
            <text:p>14/06/16</text:p>
          </table:table-cell>
          <table:table-cell table:formula="of:=TIME([.D20:.D59];[.E20:.E59];[.F20:.F59])" office:value-type="time" office:time-value="PT12H38M29S" calcext:value-type="time">
            <text:p>12:38:29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28" calcext:value-type="float">
            <text:p>28</text:p>
          </table:table-cell>
          <table:table-cell office:value-type="float" office:value="33.38" calcext:value-type="float">
            <text:p>33.38</text:p>
          </table:table-cell>
          <table:table-cell office:value-type="float" office:value="18.75" calcext:value-type="float">
            <text:p>18.75</text:p>
          </table:table-cell>
          <table:table-cell table:formula="of:=[.J21]+[.K21]" office:value-type="date" office:date-value="2016-06-14T12:48:28" calcext:value-type="date">
            <text:p>14/06/16 12:48</text:p>
          </table:table-cell>
          <table:table-cell table:formula="of:=DATE([.A21:.A60];[.B21:.B60];[.C21:.C60])" office:value-type="date" office:date-value="2016-06-14" calcext:value-type="date">
            <text:p>14/06/16</text:p>
          </table:table-cell>
          <table:table-cell table:formula="of:=TIME([.D21:.D60];[.E21:.E60];[.F21:.F60])" office:value-type="time" office:time-value="PT12H48M28S" calcext:value-type="time">
            <text:p>12:48:28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33.5" calcext:value-type="float">
            <text:p>33.5</text:p>
          </table:table-cell>
          <table:table-cell office:value-type="float" office:value="19.56" calcext:value-type="float">
            <text:p>19.56</text:p>
          </table:table-cell>
          <table:table-cell table:formula="of:=[.J22]+[.K22]" office:value-type="date" office:date-value="2016-06-14T12:58:28" calcext:value-type="date">
            <text:p>14/06/16 12:58</text:p>
          </table:table-cell>
          <table:table-cell table:formula="of:=DATE([.A22:.A61];[.B22:.B61];[.C22:.C61])" office:value-type="date" office:date-value="2016-06-14" calcext:value-type="date">
            <text:p>14/06/16</text:p>
          </table:table-cell>
          <table:table-cell table:formula="of:=TIME([.D22:.D61];[.E22:.E61];[.F22:.F61])" office:value-type="time" office:time-value="PT12H58M28S" calcext:value-type="time">
            <text:p>12:58:28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.38" calcext:value-type="float">
            <text:p>33.38</text:p>
          </table:table-cell>
          <table:table-cell office:value-type="float" office:value="19.94" calcext:value-type="float">
            <text:p>19.94</text:p>
          </table:table-cell>
          <table:table-cell table:formula="of:=[.J23]+[.K23]" office:value-type="date" office:date-value="2016-06-14T13:08:28" calcext:value-type="date">
            <text:p>14/06/16 13:08</text:p>
          </table:table-cell>
          <table:table-cell table:formula="of:=DATE([.A23:.A62];[.B23:.B62];[.C23:.C62])" office:value-type="date" office:date-value="2016-06-14" calcext:value-type="date">
            <text:p>14/06/16</text:p>
          </table:table-cell>
          <table:table-cell table:formula="of:=TIME([.D23:.D62];[.E23:.E62];[.F23:.F62])" office:value-type="time" office:time-value="PT13H08M28S" calcext:value-type="time">
            <text:p>13:08:28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3.5" calcext:value-type="float">
            <text:p>33.5</text:p>
          </table:table-cell>
          <table:table-cell office:value-type="float" office:value="20.06" calcext:value-type="float">
            <text:p>20.06</text:p>
          </table:table-cell>
          <table:table-cell table:formula="of:=[.J24]+[.K24]" office:value-type="date" office:date-value="2016-06-14T13:18:27" calcext:value-type="date">
            <text:p>14/06/16 13:18</text:p>
          </table:table-cell>
          <table:table-cell table:formula="of:=DATE([.A24:.A63];[.B24:.B63];[.C24:.C63])" office:value-type="date" office:date-value="2016-06-14" calcext:value-type="date">
            <text:p>14/06/16</text:p>
          </table:table-cell>
          <table:table-cell table:formula="of:=TIME([.D24:.D63];[.E24:.E63];[.F24:.F63])" office:value-type="time" office:time-value="PT13H18M27S" calcext:value-type="time">
            <text:p>13:18:2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3.44" calcext:value-type="float">
            <text:p>33.44</text:p>
          </table:table-cell>
          <table:table-cell office:value-type="float" office:value="19.75" calcext:value-type="float">
            <text:p>19.75</text:p>
          </table:table-cell>
          <table:table-cell table:formula="of:=[.J25]+[.K25]" office:value-type="date" office:date-value="2016-06-14T13:28:27" calcext:value-type="date">
            <text:p>14/06/16 13:28</text:p>
          </table:table-cell>
          <table:table-cell table:formula="of:=DATE([.A25:.A64];[.B25:.B64];[.C25:.C64])" office:value-type="date" office:date-value="2016-06-14" calcext:value-type="date">
            <text:p>14/06/16</text:p>
          </table:table-cell>
          <table:table-cell table:formula="of:=TIME([.D25:.D64];[.E25:.E64];[.F25:.F64])" office:value-type="time" office:time-value="PT13H28M27S" calcext:value-type="time">
            <text:p>13:28:2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3.44" calcext:value-type="float">
            <text:p>33.44</text:p>
          </table:table-cell>
          <table:table-cell office:value-type="float" office:value="19.19" calcext:value-type="float">
            <text:p>19.19</text:p>
          </table:table-cell>
          <table:table-cell table:formula="of:=[.J26]+[.K26]" office:value-type="date" office:date-value="2016-06-14T13:38:27" calcext:value-type="date">
            <text:p>14/06/16 13:38</text:p>
          </table:table-cell>
          <table:table-cell table:formula="of:=DATE([.A26:.A65];[.B26:.B65];[.C26:.C65])" office:value-type="date" office:date-value="2016-06-14" calcext:value-type="date">
            <text:p>14/06/16</text:p>
          </table:table-cell>
          <table:table-cell table:formula="of:=TIME([.D26:.D65];[.E26:.E65];[.F26:.F65])" office:value-type="time" office:time-value="PT13H38M27S" calcext:value-type="time">
            <text:p>13:38:2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33.44" calcext:value-type="float">
            <text:p>33.44</text:p>
          </table:table-cell>
          <table:table-cell office:value-type="float" office:value="19.44" calcext:value-type="float">
            <text:p>19.44</text:p>
          </table:table-cell>
          <table:table-cell table:formula="of:=[.J27]+[.K27]" office:value-type="date" office:date-value="2016-06-14T13:48:27" calcext:value-type="date">
            <text:p>14/06/16 13:48</text:p>
          </table:table-cell>
          <table:table-cell table:formula="of:=DATE([.A27:.A66];[.B27:.B66];[.C27:.C66])" office:value-type="date" office:date-value="2016-06-14" calcext:value-type="date">
            <text:p>14/06/16</text:p>
          </table:table-cell>
          <table:table-cell table:formula="of:=TIME([.D27:.D66];[.E27:.E66];[.F27:.F66])" office:value-type="time" office:time-value="PT13H48M27S" calcext:value-type="time">
            <text:p>13:48:27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3.69" calcext:value-type="float">
            <text:p>33.69</text:p>
          </table:table-cell>
          <table:table-cell office:value-type="float" office:value="19.13" calcext:value-type="float">
            <text:p>19.13</text:p>
          </table:table-cell>
          <table:table-cell table:formula="of:=[.J28]+[.K28]" office:value-type="date" office:date-value="2016-06-14T13:58:26" calcext:value-type="date">
            <text:p>14/06/16 13:58</text:p>
          </table:table-cell>
          <table:table-cell table:formula="of:=DATE([.A28:.A67];[.B28:.B67];[.C28:.C67])" office:value-type="date" office:date-value="2016-06-14" calcext:value-type="date">
            <text:p>14/06/16</text:p>
          </table:table-cell>
          <table:table-cell table:formula="of:=TIME([.D28:.D67];[.E28:.E67];[.F28:.F67])" office:value-type="time" office:time-value="PT13H58M26S" calcext:value-type="time">
            <text:p>13:58:2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3.56" calcext:value-type="float">
            <text:p>33.56</text:p>
          </table:table-cell>
          <table:table-cell office:value-type="float" office:value="19.19" calcext:value-type="float">
            <text:p>19.19</text:p>
          </table:table-cell>
          <table:table-cell table:formula="of:=[.J29]+[.K29]" office:value-type="date" office:date-value="2016-06-14T14:08:26" calcext:value-type="date">
            <text:p>14/06/16 14:08</text:p>
          </table:table-cell>
          <table:table-cell table:formula="of:=DATE([.A29:.A68];[.B29:.B68];[.C29:.C68])" office:value-type="date" office:date-value="2016-06-14" calcext:value-type="date">
            <text:p>14/06/16</text:p>
          </table:table-cell>
          <table:table-cell table:formula="of:=TIME([.D29:.D68];[.E29:.E68];[.F29:.F68])" office:value-type="time" office:time-value="PT14H08M26S" calcext:value-type="time">
            <text:p>14:08:2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.56" calcext:value-type="float">
            <text:p>33.56</text:p>
          </table:table-cell>
          <table:table-cell office:value-type="float" office:value="19.38" calcext:value-type="float">
            <text:p>19.38</text:p>
          </table:table-cell>
          <table:table-cell table:formula="of:=[.J30]+[.K30]" office:value-type="date" office:date-value="2016-06-14T14:18:26" calcext:value-type="date">
            <text:p>14/06/16 14:18</text:p>
          </table:table-cell>
          <table:table-cell table:formula="of:=DATE([.A30:.A69];[.B30:.B69];[.C30:.C69])" office:value-type="date" office:date-value="2016-06-14" calcext:value-type="date">
            <text:p>14/06/16</text:p>
          </table:table-cell>
          <table:table-cell table:formula="of:=TIME([.D30:.D69];[.E30:.E69];[.F30:.F69])" office:value-type="time" office:time-value="PT14H18M26S" calcext:value-type="time">
            <text:p>14:18:26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3.56" calcext:value-type="float">
            <text:p>33.56</text:p>
          </table:table-cell>
          <table:table-cell office:value-type="float" office:value="19.44" calcext:value-type="float">
            <text:p>19.44</text:p>
          </table:table-cell>
          <table:table-cell table:formula="of:=[.J31]+[.K31]" office:value-type="date" office:date-value="2016-06-14T14:28:25" calcext:value-type="date">
            <text:p>14/06/16 14:28</text:p>
          </table:table-cell>
          <table:table-cell table:formula="of:=DATE([.A31:.A70];[.B31:.B70];[.C31:.C70])" office:value-type="date" office:date-value="2016-06-14" calcext:value-type="date">
            <text:p>14/06/16</text:p>
          </table:table-cell>
          <table:table-cell table:formula="of:=TIME([.D31:.D70];[.E31:.E70];[.F31:.F70])" office:value-type="time" office:time-value="PT14H28M25S" calcext:value-type="time">
            <text:p>14:28:2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3.56" calcext:value-type="float">
            <text:p>33.56</text:p>
          </table:table-cell>
          <table:table-cell office:value-type="float" office:value="21.44" calcext:value-type="float">
            <text:p>21.44</text:p>
          </table:table-cell>
          <table:table-cell table:formula="of:=[.J32]+[.K32]" office:value-type="date" office:date-value="2016-06-14T14:38:25" calcext:value-type="date">
            <text:p>14/06/16 14:38</text:p>
          </table:table-cell>
          <table:table-cell table:formula="of:=DATE([.A32:.A71];[.B32:.B71];[.C32:.C71])" office:value-type="date" office:date-value="2016-06-14" calcext:value-type="date">
            <text:p>14/06/16</text:p>
          </table:table-cell>
          <table:table-cell table:formula="of:=TIME([.D32:.D71];[.E32:.E71];[.F32:.F71])" office:value-type="time" office:time-value="PT14H38M25S" calcext:value-type="time">
            <text:p>14:38:2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3.44" calcext:value-type="float">
            <text:p>33.44</text:p>
          </table:table-cell>
          <table:table-cell office:value-type="float" office:value="22.25" calcext:value-type="float">
            <text:p>22.25</text:p>
          </table:table-cell>
          <table:table-cell table:formula="of:=[.J33]+[.K33]" office:value-type="date" office:date-value="2016-06-14T14:48:25" calcext:value-type="date">
            <text:p>14/06/16 14:48</text:p>
          </table:table-cell>
          <table:table-cell table:formula="of:=DATE([.A33:.A72];[.B33:.B72];[.C33:.C72])" office:value-type="date" office:date-value="2016-06-14" calcext:value-type="date">
            <text:p>14/06/16</text:p>
          </table:table-cell>
          <table:table-cell table:formula="of:=TIME([.D33:.D72];[.E33:.E72];[.F33:.F72])" office:value-type="time" office:time-value="PT14H48M25S" calcext:value-type="time">
            <text:p>14:48:2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33.38" calcext:value-type="float">
            <text:p>33.38</text:p>
          </table:table-cell>
          <table:table-cell office:value-type="float" office:value="21.25" calcext:value-type="float">
            <text:p>21.25</text:p>
          </table:table-cell>
          <table:table-cell table:formula="of:=[.J34]+[.K34]" office:value-type="date" office:date-value="2016-06-14T14:58:25" calcext:value-type="date">
            <text:p>14/06/16 14:58</text:p>
          </table:table-cell>
          <table:table-cell table:formula="of:=DATE([.A34:.A73];[.B34:.B73];[.C34:.C73])" office:value-type="date" office:date-value="2016-06-14" calcext:value-type="date">
            <text:p>14/06/16</text:p>
          </table:table-cell>
          <table:table-cell table:formula="of:=TIME([.D34:.D73];[.E34:.E73];[.F34:.F73])" office:value-type="time" office:time-value="PT14H58M25S" calcext:value-type="time">
            <text:p>14:58:25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3.38" calcext:value-type="float">
            <text:p>33.38</text:p>
          </table:table-cell>
          <table:table-cell office:value-type="float" office:value="20.81" calcext:value-type="float">
            <text:p>20.81</text:p>
          </table:table-cell>
          <table:table-cell table:formula="of:=[.J35]+[.K35]" office:value-type="date" office:date-value="2016-06-14T15:08:24" calcext:value-type="date">
            <text:p>14/06/16 15:08</text:p>
          </table:table-cell>
          <table:table-cell table:formula="of:=DATE([.A35:.A74];[.B35:.B74];[.C35:.C74])" office:value-type="date" office:date-value="2016-06-14" calcext:value-type="date">
            <text:p>14/06/16</text:p>
          </table:table-cell>
          <table:table-cell table:formula="of:=TIME([.D35:.D74];[.E35:.E74];[.F35:.F74])" office:value-type="time" office:time-value="PT15H08M24S" calcext:value-type="time">
            <text:p>15:08:2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3.31" calcext:value-type="float">
            <text:p>33.31</text:p>
          </table:table-cell>
          <table:table-cell office:value-type="float" office:value="24.06" calcext:value-type="float">
            <text:p>24.06</text:p>
          </table:table-cell>
          <table:table-cell table:formula="of:=[.J36]+[.K36]" office:value-type="date" office:date-value="2016-06-14T15:18:24" calcext:value-type="date">
            <text:p>14/06/16 15:18</text:p>
          </table:table-cell>
          <table:table-cell table:formula="of:=DATE([.A36:.A75];[.B36:.B75];[.C36:.C75])" office:value-type="date" office:date-value="2016-06-14" calcext:value-type="date">
            <text:p>14/06/16</text:p>
          </table:table-cell>
          <table:table-cell table:formula="of:=TIME([.D36:.D75];[.E36:.E75];[.F36:.F75])" office:value-type="time" office:time-value="PT15H18M24S" calcext:value-type="time">
            <text:p>15:18:2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3.44" calcext:value-type="float">
            <text:p>33.44</text:p>
          </table:table-cell>
          <table:table-cell office:value-type="float" office:value="22.75" calcext:value-type="float">
            <text:p>22.75</text:p>
          </table:table-cell>
          <table:table-cell table:formula="of:=[.J37]+[.K37]" office:value-type="date" office:date-value="2016-06-14T15:28:24" calcext:value-type="date">
            <text:p>14/06/16 15:28</text:p>
          </table:table-cell>
          <table:table-cell table:formula="of:=DATE([.A37:.A76];[.B37:.B76];[.C37:.C76])" office:value-type="date" office:date-value="2016-06-14" calcext:value-type="date">
            <text:p>14/06/16</text:p>
          </table:table-cell>
          <table:table-cell table:formula="of:=TIME([.D37:.D76];[.E37:.E76];[.F37:.F76])" office:value-type="time" office:time-value="PT15H28M24S" calcext:value-type="time">
            <text:p>15:28:24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3.44" calcext:value-type="float">
            <text:p>33.44</text:p>
          </table:table-cell>
          <table:table-cell office:value-type="float" office:value="22.25" calcext:value-type="float">
            <text:p>22.25</text:p>
          </table:table-cell>
          <table:table-cell table:formula="of:=[.J38]+[.K38]" office:value-type="date" office:date-value="2016-06-14T15:38:23" calcext:value-type="date">
            <text:p>14/06/16 15:38</text:p>
          </table:table-cell>
          <table:table-cell table:formula="of:=DATE([.A38:.A77];[.B38:.B77];[.C38:.C77])" office:value-type="date" office:date-value="2016-06-14" calcext:value-type="date">
            <text:p>14/06/16</text:p>
          </table:table-cell>
          <table:table-cell table:formula="of:=TIME([.D38:.D77];[.E38:.E77];[.F38:.F77])" office:value-type="time" office:time-value="PT15H38M23S" calcext:value-type="time">
            <text:p>15:38: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33.44" calcext:value-type="float">
            <text:p>33.44</text:p>
          </table:table-cell>
          <table:table-cell office:value-type="float" office:value="23.5" calcext:value-type="float">
            <text:p>23.5</text:p>
          </table:table-cell>
          <table:table-cell table:formula="of:=[.J39]+[.K39]" office:value-type="date" office:date-value="2016-06-14T15:48:23" calcext:value-type="date">
            <text:p>14/06/16 15:48</text:p>
          </table:table-cell>
          <table:table-cell table:formula="of:=DATE([.A39:.A78];[.B39:.B78];[.C39:.C78])" office:value-type="date" office:date-value="2016-06-14" calcext:value-type="date">
            <text:p>14/06/16</text:p>
          </table:table-cell>
          <table:table-cell table:formula="of:=TIME([.D39:.D78];[.E39:.E78];[.F39:.F78])" office:value-type="time" office:time-value="PT15H48M23S" calcext:value-type="time">
            <text:p>15:48: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33.44" calcext:value-type="float">
            <text:p>33.44</text:p>
          </table:table-cell>
          <table:table-cell office:value-type="float" office:value="22.63" calcext:value-type="float">
            <text:p>22.63</text:p>
          </table:table-cell>
          <table:table-cell table:formula="of:=[.J40]+[.K40]" office:value-type="date" office:date-value="2016-06-14T15:58:23" calcext:value-type="date">
            <text:p>14/06/16 15:58</text:p>
          </table:table-cell>
          <table:table-cell table:formula="of:=DATE([.A40:.A79];[.B40:.B79];[.C40:.C79])" office:value-type="date" office:date-value="2016-06-14" calcext:value-type="date">
            <text:p>14/06/16</text:p>
          </table:table-cell>
          <table:table-cell table:formula="of:=TIME([.D40:.D79];[.E40:.E79];[.F40:.F79])" office:value-type="time" office:time-value="PT15H58M23S" calcext:value-type="time">
            <text:p>15:58: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.5" calcext:value-type="float">
            <text:p>33.5</text:p>
          </table:table-cell>
          <table:table-cell office:value-type="float" office:value="21.31" calcext:value-type="float">
            <text:p>21.31</text:p>
          </table:table-cell>
          <table:table-cell table:formula="of:=[.J41]+[.K41]" office:value-type="date" office:date-value="2016-06-14T16:08:23" calcext:value-type="date">
            <text:p>14/06/16 16:08</text:p>
          </table:table-cell>
          <table:table-cell table:formula="of:=DATE([.A41:.A80];[.B41:.B80];[.C41:.C80])" office:value-type="date" office:date-value="2016-06-14" calcext:value-type="date">
            <text:p>14/06/16</text:p>
          </table:table-cell>
          <table:table-cell table:formula="of:=TIME([.D41:.D80];[.E41:.E80];[.F41:.F80])" office:value-type="time" office:time-value="PT16H08M23S" calcext:value-type="time">
            <text:p>16:08:23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.5</text:p>
          </table:table-cell>
          <table:table-cell office:value-type="float" office:value="19.69" calcext:value-type="float">
            <text:p>19.69</text:p>
          </table:table-cell>
          <table:table-cell table:formula="of:=[.J42]+[.K42]" office:value-type="date" office:date-value="2016-06-14T16:18:22" calcext:value-type="date">
            <text:p>14/06/16 16:18</text:p>
          </table:table-cell>
          <table:table-cell table:formula="of:=DATE([.A42:.A81];[.B42:.B81];[.C42:.C81])" office:value-type="date" office:date-value="2016-06-14" calcext:value-type="date">
            <text:p>14/06/16</text:p>
          </table:table-cell>
          <table:table-cell table:formula="of:=TIME([.D42:.D81];[.E42:.E81];[.F42:.F81])" office:value-type="time" office:time-value="PT16H18M22S" calcext:value-type="time">
            <text:p>16:18: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dc:date>2016-06-14T21:16:23.685000000</dc:date>
    <meta:editing-duration>PT14M17S</meta:editing-duration>
    <meta:editing-cycles>1</meta:editing-cycles>
    <meta:document-statistic meta:table-count="1" meta:cell-count="44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5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18cm" svg:height="14.691cm" xlink:href=".." xlink:type="simple" chart:class="chart:scatter" chart:style-name="ch1">
        <chart:title svg:x="11.376cm" svg:y="0.429cm" chart:style-name="ch2">
          <text:p>température intérieur et exterieur de la ruche</text:p>
        </chart:title>
        <chart:legend chart:legend-position="end" svg:x="26.92cm" svg:y="6.797cm" style:legend-expansion="high" chart:style-name="ch3"/>
        <chart:plot-area chart:style-name="ch4" table:cell-range-address="JOURNAL.G3:JOURNAL.I42 JOURNAL.G2:JOURNAL.H2" chart:data-source-has-labels="both" svg:x="1.641cm" svg:y="1.501cm" svg:width="24.649cm" svg:height="11.916cm">
          <chartooo:coordinate-region svg:x="3.392cm" svg:y="1.7cm" svg:width="22.757cm" svg:height="9.577cm"/>
          <chart:axis chart:dimension="x" chart:name="primary-x" chart:style-name="ch5">
            <chart:title svg:x="13.59cm" svg:y="13.71cm" chart:style-name="ch6">
              <text:p>date</text:p>
            </chart:title>
          </chart:axis>
          <chart:axis chart:dimension="y" chart:name="primary-y" chart:style-name="ch7">
            <chart:title svg:x="0.451cm" svg:y="8.403cm" chart:style-name="ch8">
              <text:p>température</text:p>
            </chart:title>
            <chart:grid chart:style-name="ch9" chart:class="major"/>
          </chart:axis>
          <chart:series chart:style-name="ch10" chart:values-cell-range-address="JOURNAL.H3:JOURNAL.H42" chart:label-cell-address="JOURNAL.H2:JOURNAL.H2" chart:class="chart:scatter">
            <chart:domain table:cell-range-address="JOURNAL.I3:JOURNAL.I42"/>
            <chart:data-point chart:repeated="40"/>
          </chart:series>
          <chart:series chart:style-name="ch11" chart:values-cell-range-address="JOURNAL.G3:JOURNAL.G42" chart:label-cell-address="JOURNAL.G2:JOURNAL.G2" chart:class="chart:scatter">
            <chart:data-point chart:repeated="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température extérieur</text:p>
                <draw:g>
                  <svg:desc>JOURNAL.H2:JOURNAL.H2</svg:desc>
                </draw:g>
              </table:table-cell>
              <table:table-cell office:value-type="string">
                <text:p>température intérieur</text:p>
                <draw:g>
                  <svg:desc>JOURNAL.G2:JOURNAL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2535.4087268518">
                <text:p>42535.4087268518</text:p>
                <draw:g>
                  <svg:desc>JOURNAL.I3:JOURNAL.I42</svg:desc>
                </draw:g>
              </table:table-cell>
              <table:table-cell office:value-type="float" office:value="18">
                <text:p>18</text:p>
                <draw:g>
                  <svg:desc>JOURNAL.H3:JOURNAL.H42</svg:desc>
                </draw:g>
              </table:table-cell>
              <table:table-cell office:value-type="float" office:value="31.88">
                <text:p>31.88</text:p>
                <draw:g>
                  <svg:desc>JOURNAL.G3:JOURNAL.G42</svg:desc>
                </draw:g>
              </table:table-cell>
            </table:table-row>
            <table:table-row>
              <table:table-cell office:value-type="string"/>
              <table:table-cell office:value-type="float" office:value="42535.4156597222">
                <text:p>42535.4156597222</text:p>
              </table:table-cell>
              <table:table-cell office:value-type="float" office:value="17.13">
                <text:p>17.13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/>
              <table:table-cell office:value-type="float" office:value="42535.4226041667">
                <text:p>42535.4226041667</text:p>
              </table:table-cell>
              <table:table-cell office:value-type="float" office:value="17.38">
                <text:p>17.38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/>
              <table:table-cell office:value-type="float" office:value="42535.4295486111">
                <text:p>42535.4295486111</text:p>
              </table:table-cell>
              <table:table-cell office:value-type="float" office:value="17.5">
                <text:p>17.5</text:p>
              </table:table-cell>
              <table:table-cell office:value-type="float" office:value="32.69">
                <text:p>32.69</text:p>
              </table:table-cell>
            </table:table-row>
            <table:table-row>
              <table:table-cell office:value-type="string"/>
              <table:table-cell office:value-type="float" office:value="42535.4364814815">
                <text:p>42535.4364814815</text:p>
              </table:table-cell>
              <table:table-cell office:value-type="float" office:value="17">
                <text:p>17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/>
              <table:table-cell office:value-type="float" office:value="42535.4434259259">
                <text:p>42535.4434259259</text:p>
              </table:table-cell>
              <table:table-cell office:value-type="float" office:value="17.06">
                <text:p>17.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42535.4503703704">
                <text:p>42535.4503703704</text:p>
              </table:table-cell>
              <table:table-cell office:value-type="float" office:value="15.94">
                <text:p>15.94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/>
              <table:table-cell office:value-type="float" office:value="42535.4573148148">
                <text:p>42535.4573148148</text:p>
              </table:table-cell>
              <table:table-cell office:value-type="float" office:value="16.81">
                <text:p>16.81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4642476852">
                <text:p>42535.4642476852</text:p>
              </table:table-cell>
              <table:table-cell office:value-type="float" office:value="18.94">
                <text:p>18.94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/>
              <table:table-cell office:value-type="float" office:value="42535.4711921296">
                <text:p>42535.4711921296</text:p>
              </table:table-cell>
              <table:table-cell office:value-type="float" office:value="20.19">
                <text:p>20.19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/>
              <table:table-cell office:value-type="float" office:value="42535.4781365741">
                <text:p>42535.4781365741</text:p>
              </table:table-cell>
              <table:table-cell office:value-type="float" office:value="21.06">
                <text:p>21.06</text:p>
              </table:table-cell>
              <table:table-cell office:value-type="float" office:value="33.94">
                <text:p>33.94</text:p>
              </table:table-cell>
            </table:table-row>
            <table:table-row>
              <table:table-cell office:value-type="string"/>
              <table:table-cell office:value-type="float" office:value="42535.4850694445">
                <text:p>42535.4850694445</text:p>
              </table:table-cell>
              <table:table-cell office:value-type="float" office:value="20.88">
                <text:p>20.8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/>
              <table:table-cell office:value-type="float" office:value="42535.4920138889">
                <text:p>42535.4920138889</text:p>
              </table:table-cell>
              <table:table-cell office:value-type="float" office:value="20.38">
                <text:p>20.3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42535.4989583333">
                <text:p>42535.4989583333</text:p>
              </table:table-cell>
              <table:table-cell office:value-type="float" office:value="18.5">
                <text:p>18.5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42535.5059027778">
                <text:p>42535.5059027778</text:p>
              </table:table-cell>
              <table:table-cell office:value-type="float" office:value="18">
                <text:p>18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5128356482">
                <text:p>42535.5128356482</text:p>
              </table:table-cell>
              <table:table-cell office:value-type="float" office:value="18.31">
                <text:p>18.31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5197800926">
                <text:p>42535.5197800926</text:p>
              </table:table-cell>
              <table:table-cell office:value-type="float" office:value="18">
                <text:p>18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526724537">
                <text:p>42535.526724537</text:p>
              </table:table-cell>
              <table:table-cell office:value-type="float" office:value="18.75">
                <text:p>18.75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/>
              <table:table-cell office:value-type="float" office:value="42535.5336574074">
                <text:p>42535.5336574074</text:p>
              </table:table-cell>
              <table:table-cell office:value-type="float" office:value="18.75">
                <text:p>18.75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42535.5406018519">
                <text:p>42535.5406018519</text:p>
              </table:table-cell>
              <table:table-cell office:value-type="float" office:value="19.56">
                <text:p>19.5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42535.5475462963">
                <text:p>42535.5475462963</text:p>
              </table:table-cell>
              <table:table-cell office:value-type="float" office:value="19.94">
                <text:p>19.94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42535.5544791667">
                <text:p>42535.5544791667</text:p>
              </table:table-cell>
              <table:table-cell office:value-type="float" office:value="20.06">
                <text:p>20.06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42535.5614236111">
                <text:p>42535.5614236111</text:p>
              </table:table-cell>
              <table:table-cell office:value-type="float" office:value="19.75">
                <text:p>19.7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5683680556">
                <text:p>42535.5683680556</text:p>
              </table:table-cell>
              <table:table-cell office:value-type="float" office:value="19.19">
                <text:p>19.19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5753125">
                <text:p>42535.5753125</text:p>
              </table:table-cell>
              <table:table-cell office:value-type="float" office:value="19.44">
                <text:p>19.44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5822453704">
                <text:p>42535.5822453704</text:p>
              </table:table-cell>
              <table:table-cell office:value-type="float" office:value="19.13">
                <text:p>19.13</text:p>
              </table:table-cell>
              <table:table-cell office:value-type="float" office:value="33.69">
                <text:p>33.69</text:p>
              </table:table-cell>
            </table:table-row>
            <table:table-row>
              <table:table-cell office:value-type="string"/>
              <table:table-cell office:value-type="float" office:value="42535.5891898148">
                <text:p>42535.5891898148</text:p>
              </table:table-cell>
              <table:table-cell office:value-type="float" office:value="19.19">
                <text:p>19.19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5961342593">
                <text:p>42535.5961342593</text:p>
              </table:table-cell>
              <table:table-cell office:value-type="float" office:value="19.38">
                <text:p>19.38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6030671296">
                <text:p>42535.6030671296</text:p>
              </table:table-cell>
              <table:table-cell office:value-type="float" office:value="19.44">
                <text:p>19.44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6100115741">
                <text:p>42535.6100115741</text:p>
              </table:table-cell>
              <table:table-cell office:value-type="float" office:value="21.44">
                <text:p>21.44</text:p>
              </table:table-cell>
              <table:table-cell office:value-type="float" office:value="33.56">
                <text:p>33.56</text:p>
              </table:table-cell>
            </table:table-row>
            <table:table-row>
              <table:table-cell office:value-type="string"/>
              <table:table-cell office:value-type="float" office:value="42535.6169560185">
                <text:p>42535.6169560185</text:p>
              </table:table-cell>
              <table:table-cell office:value-type="float" office:value="22.25">
                <text:p>22.2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623900463">
                <text:p>42535.623900463</text:p>
              </table:table-cell>
              <table:table-cell office:value-type="float" office:value="21.25">
                <text:p>21.25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42535.6308333333">
                <text:p>42535.6308333333</text:p>
              </table:table-cell>
              <table:table-cell office:value-type="float" office:value="20.81">
                <text:p>20.81</text:p>
              </table:table-cell>
              <table:table-cell office:value-type="float" office:value="33.38">
                <text:p>33.38</text:p>
              </table:table-cell>
            </table:table-row>
            <table:table-row>
              <table:table-cell office:value-type="string"/>
              <table:table-cell office:value-type="float" office:value="42535.6377777778">
                <text:p>42535.6377777778</text:p>
              </table:table-cell>
              <table:table-cell office:value-type="float" office:value="24.06">
                <text:p>24.06</text:p>
              </table:table-cell>
              <table:table-cell office:value-type="float" office:value="33.31">
                <text:p>33.31</text:p>
              </table:table-cell>
            </table:table-row>
            <table:table-row>
              <table:table-cell office:value-type="string"/>
              <table:table-cell office:value-type="float" office:value="42535.6447222222">
                <text:p>42535.6447222222</text:p>
              </table:table-cell>
              <table:table-cell office:value-type="float" office:value="22.75">
                <text:p>22.7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6516550926">
                <text:p>42535.6516550926</text:p>
              </table:table-cell>
              <table:table-cell office:value-type="float" office:value="22.25">
                <text:p>22.2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658599537">
                <text:p>42535.658599537</text:p>
              </table:table-cell>
              <table:table-cell office:value-type="float" office:value="23.5">
                <text:p>23.5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6655439815">
                <text:p>42535.6655439815</text:p>
              </table:table-cell>
              <table:table-cell office:value-type="float" office:value="22.63">
                <text:p>22.63</text:p>
              </table:table-cell>
              <table:table-cell office:value-type="float" office:value="33.44">
                <text:p>33.44</text:p>
              </table:table-cell>
            </table:table-row>
            <table:table-row>
              <table:table-cell office:value-type="string"/>
              <table:table-cell office:value-type="float" office:value="42535.6724884259">
                <text:p>42535.6724884259</text:p>
              </table:table-cell>
              <table:table-cell office:value-type="float" office:value="21.31">
                <text:p>21.31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/>
              <table:table-cell office:value-type="float" office:value="42535.6794212963">
                <text:p>42535.6794212963</text:p>
              </table:table-cell>
              <table:table-cell office:value-type="float" office:value="19.69">
                <text:p>19.69</text:p>
              </table:table-cell>
              <table:table-cell office:value-type="float" office:value="33.5">
                <text:p>33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